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6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ultiple_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Login Request</text:p>
          </table:table-cell>
          <table:table-cell office:value-type="float" office:value="1500" calcext:value-type="float">
            <text:p>1500</text:p>
          </table:table-cell>
          <table:table-cell office:value-type="float" office:value="49743" calcext:value-type="float">
            <text:p>49743</text:p>
          </table:table-cell>
          <table:table-cell office:value-type="float" office:value="49819" calcext:value-type="float">
            <text:p>49819</text:p>
          </table:table-cell>
          <table:table-cell office:value-type="float" office:value="89478" calcext:value-type="float">
            <text:p>89478</text:p>
          </table:table-cell>
          <table:table-cell office:value-type="float" office:value="94006" calcext:value-type="float">
            <text:p>94006</text:p>
          </table:table-cell>
          <table:table-cell office:value-type="float" office:value="97405" calcext:value-type="float">
            <text:p>97405</text:p>
          </table:table-cell>
          <table:table-cell office:value-type="float" office:value="166" calcext:value-type="float">
            <text:p>166</text:p>
          </table:table-cell>
          <table:table-cell office:value-type="float" office:value="98115" calcext:value-type="float">
            <text:p>98115</text:p>
          </table:table-cell>
          <table:table-cell office:value-type="string" calcext:value-type="string">
            <text:p>0.000%</text:p>
          </table:table-cell>
          <table:table-cell office:value-type="float" office:value="15.06054" calcext:value-type="float">
            <text:p>15.06054</text:p>
          </table:table-cell>
          <table:table-cell office:value-type="float" office:value="8.55" calcext:value-type="float">
            <text:p>8.55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Amount Spent</text:p>
          </table:table-cell>
          <table:table-cell office:value-type="float" office:value="1500" calcext:value-type="float">
            <text:p>1500</text:p>
          </table:table-cell>
          <table:table-cell office:value-type="float" office:value="48295" calcext:value-type="float">
            <text:p>48295</text:p>
          </table:table-cell>
          <table:table-cell office:value-type="float" office:value="47673" calcext:value-type="float">
            <text:p>47673</text:p>
          </table:table-cell>
          <table:table-cell office:value-type="float" office:value="86228" calcext:value-type="float">
            <text:p>86228</text:p>
          </table:table-cell>
          <table:table-cell office:value-type="float" office:value="91092" calcext:value-type="float">
            <text:p>91092</text:p>
          </table:table-cell>
          <table:table-cell office:value-type="float" office:value="94361" calcext:value-type="float">
            <text:p>94361</text:p>
          </table:table-cell>
          <table:table-cell office:value-type="float" office:value="22" calcext:value-type="float">
            <text:p>22</text:p>
          </table:table-cell>
          <table:table-cell office:value-type="float" office:value="95024" calcext:value-type="float">
            <text:p>95024</text:p>
          </table:table-cell>
          <table:table-cell office:value-type="string" calcext:value-type="string">
            <text:p>0.000%</text:p>
          </table:table-cell>
          <table:table-cell office:value-type="float" office:value="14.8481" calcext:value-type="float">
            <text:p>14.8481</text:p>
          </table:table-cell>
          <table:table-cell office:value-type="float" office:value="4.13" calcext:value-type="float">
            <text:p>4.13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string" calcext:value-type="string">
            <text:p>Get Rented Books</text:p>
          </table:table-cell>
          <table:table-cell office:value-type="float" office:value="1500" calcext:value-type="float">
            <text:p>1500</text:p>
          </table:table-cell>
          <table:table-cell office:value-type="float" office:value="4012" calcext:value-type="float">
            <text:p>4012</text:p>
          </table:table-cell>
          <table:table-cell office:value-type="float" office:value="2458" calcext:value-type="float">
            <text:p>2458</text:p>
          </table:table-cell>
          <table:table-cell office:value-type="float" office:value="2543" calcext:value-type="float">
            <text:p>2543</text:p>
          </table:table-cell>
          <table:table-cell office:value-type="float" office:value="2577" calcext:value-type="float">
            <text:p>2577</text:p>
          </table:table-cell>
          <table:table-cell office:value-type="float" office:value="87760" calcext:value-type="float">
            <text:p>87760</text:p>
          </table:table-cell>
          <table:table-cell office:value-type="float" office:value="2232" calcext:value-type="float">
            <text:p>2232</text:p>
          </table:table-cell>
          <table:table-cell office:value-type="float" office:value="99502" calcext:value-type="float">
            <text:p>99502</text:p>
          </table:table-cell>
          <table:table-cell office:value-type="string" calcext:value-type="string">
            <text:p>0.000%</text:p>
          </table:table-cell>
          <table:table-cell office:value-type="float" office:value="14.47988" calcext:value-type="float">
            <text:p>14.47988</text:p>
          </table:table-cell>
          <table:table-cell office:value-type="float" office:value="5.68" calcext:value-type="float">
            <text:p>5.68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string" calcext:value-type="string">
            <text:p>Get Books by Genre</text:p>
          </table:table-cell>
          <table:table-cell office:value-type="float" office:value="1500" calcext:value-type="float">
            <text:p>1500</text:p>
          </table:table-cell>
          <table:table-cell office:value-type="float" office:value="1632" calcext:value-type="float">
            <text:p>1632</text:p>
          </table:table-cell>
          <table:table-cell office:value-type="float" office:value="1623" calcext:value-type="float">
            <text:p>1623</text:p>
          </table:table-cell>
          <table:table-cell office:value-type="float" office:value="1819" calcext:value-type="float">
            <text:p>1819</text:p>
          </table:table-cell>
          <table:table-cell office:value-type="float" office:value="1905" calcext:value-type="float">
            <text:p>1905</text:p>
          </table:table-cell>
          <table:table-cell office:value-type="float" office:value="1943" calcext:value-type="float">
            <text:p>1943</text:p>
          </table:table-cell>
          <table:table-cell office:value-type="float" office:value="786" calcext:value-type="float">
            <text:p>786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.000%</text:p>
          </table:table-cell>
          <table:table-cell office:value-type="float" office:value="272.33115" calcext:value-type="float">
            <text:p>272.33115</text:p>
          </table:table-cell>
          <table:table-cell office:value-type="float" office:value="76.86" calcext:value-type="float">
            <text:p>76.86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>
          <table:table-cell office:value-type="string" calcext:value-type="string">
            <text:p>Count all Books</text:p>
          </table:table-cell>
          <table:table-cell office:value-type="float" office:value="1500" calcext:value-type="float">
            <text:p>1500</text:p>
          </table:table-cell>
          <table:table-cell office:value-type="float" office:value="1169" calcext:value-type="float">
            <text:p>1169</text:p>
          </table:table-cell>
          <table:table-cell office:value-type="float" office:value="1162" calcext:value-type="float">
            <text:p>1162</text:p>
          </table:table-cell>
          <table:table-cell office:value-type="float" office:value="1393" calcext:value-type="float">
            <text:p>1393</text:p>
          </table:table-cell>
          <table:table-cell office:value-type="float" office:value="1414" calcext:value-type="float">
            <text:p>1414</text:p>
          </table:table-cell>
          <table:table-cell office:value-type="float" office:value="1807" calcext:value-type="float">
            <text:p>1807</text:p>
          </table:table-cell>
          <table:table-cell office:value-type="float" office:value="778" calcext:value-type="float">
            <text:p>778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0.000%</text:p>
          </table:table-cell>
          <table:table-cell office:value-type="float" office:value="308.64198" calcext:value-type="float">
            <text:p>308.64198</text:p>
          </table:table-cell>
          <table:table-cell office:value-type="float" office:value="85.9" calcext:value-type="float">
            <text:p>85.9</text:p>
          </table:table-cell>
          <table:table-cell office:value-type="float" office:value="139.25" calcext:value-type="float">
            <text:p>139.25</text:p>
          </table:table-cell>
        </table:table-row>
        <table:table-row table:style-name="ro1">
          <table:table-cell office:value-type="string" calcext:value-type="string">
            <text:p>Count Rented Books</text:p>
          </table:table-cell>
          <table:table-cell office:value-type="float" office:value="1500" calcext:value-type="float">
            <text:p>1500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office:value-type="float" office:value="898" calcext:value-type="float">
            <text:p>898</text:p>
          </table:table-cell>
          <table:table-cell office:value-type="float" office:value="910" calcext:value-type="float">
            <text:p>910</text:p>
          </table:table-cell>
          <table:table-cell office:value-type="float" office:value="1375" calcext:value-type="float">
            <text:p>1375</text:p>
          </table:table-cell>
          <table:table-cell office:value-type="float" office:value="531" calcext:value-type="float">
            <text:p>531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0.000%</text:p>
          </table:table-cell>
          <table:table-cell office:value-type="float" office:value="324.95667" calcext:value-type="float">
            <text:p>324.95667</text:p>
          </table:table-cell>
          <table:table-cell office:value-type="float" office:value="93.93" calcext:value-type="float">
            <text:p>93.93</text:p>
          </table:table-cell>
          <table:table-cell office:value-type="float" office:value="147.56" calcext:value-type="float">
            <text:p>147.56</text:p>
          </table:table-cell>
        </table:table-row>
        <table:table-row table:style-name="ro1">
          <table:table-cell office:value-type="string" calcext:value-type="string">
            <text:p>Days t0 Rent</text:p>
          </table:table-cell>
          <table:table-cell office:value-type="float" office:value="1500" calcext:value-type="float">
            <text:p>1500</text:p>
          </table:table-cell>
          <table:table-cell office:value-type="float" office:value="2114" calcext:value-type="float">
            <text:p>2114</text:p>
          </table:table-cell>
          <table:table-cell office:value-type="float" office:value="2107" calcext:value-type="float">
            <text:p>2107</text:p>
          </table:table-cell>
          <table:table-cell office:value-type="float" office:value="2713" calcext:value-type="float">
            <text:p>2713</text:p>
          </table:table-cell>
          <table:table-cell office:value-type="float" office:value="2773" calcext:value-type="float">
            <text:p>2773</text:p>
          </table:table-cell>
          <table:table-cell office:value-type="float" office:value="2826" calcext:value-type="float">
            <text:p>2826</text:p>
          </table:table-cell>
          <table:table-cell office:value-type="float" office:value="1371" calcext:value-type="float">
            <text:p>1371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0.000%</text:p>
          </table:table-cell>
          <table:table-cell office:value-type="float" office:value="266.38253" calcext:value-type="float">
            <text:p>266.38253</text:p>
          </table:table-cell>
          <table:table-cell office:value-type="float" office:value="75.18" calcext:value-type="float">
            <text:p>75.18</text:p>
          </table:table-cell>
          <table:table-cell office:value-type="float" office:value="126.95" calcext:value-type="float">
            <text:p>126.95</text:p>
          </table:table-cell>
        </table:table-row>
        <table:table-row table:style-name="ro1">
          <table:table-cell office:value-type="string" calcext:value-type="string">
            <text:p>Get all Books by Author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%</text:p>
          </table:table-cell>
          <table:table-cell office:value-type="float" office:value="507.95801" calcext:value-type="float">
            <text:p>507.95801</text:p>
          </table:table-cell>
          <table:table-cell office:value-type="float" office:value="339.3" calcext:value-type="float">
            <text:p>339.3</text:p>
          </table:table-cell>
          <table:table-cell office:value-type="float" office:value="246.04" calcext:value-type="float">
            <text:p>246.04</text:p>
          </table:table-cell>
        </table:table-row>
        <table:table-row table:style-name="ro1">
          <table:table-cell office:value-type="string" calcext:value-type="string">
            <text:p>Find Books by author name pattern</text:p>
          </table:table-cell>
          <table:table-cell office:value-type="float" office:value="1500" calcext:value-type="float">
            <text:p>1500</text:p>
          </table:table-cell>
          <table:table-cell office:value-type="float" office:value="2859" calcext:value-type="float">
            <text:p>2859</text:p>
          </table:table-cell>
          <table:table-cell office:value-type="float" office:value="2884" calcext:value-type="float">
            <text:p>2884</text:p>
          </table:table-cell>
          <table:table-cell office:value-type="float" office:value="3650" calcext:value-type="float">
            <text:p>3650</text:p>
          </table:table-cell>
          <table:table-cell office:value-type="float" office:value="3774" calcext:value-type="float">
            <text:p>3774</text:p>
          </table:table-cell>
          <table:table-cell office:value-type="float" office:value="3812" calcext:value-type="float">
            <text:p>3812</text:p>
          </table:table-cell>
          <table:table-cell office:value-type="float" office:value="449" calcext:value-type="float">
            <text:p>449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0.000%</text:p>
          </table:table-cell>
          <table:table-cell office:value-type="float" office:value="223.8806" calcext:value-type="float">
            <text:p>223.8806</text:p>
          </table:table-cell>
          <table:table-cell office:value-type="float" office:value="663.77" calcext:value-type="float">
            <text:p>663.77</text:p>
          </table:table-cell>
          <table:table-cell office:value-type="float" office:value="107.13" calcext:value-type="float">
            <text:p>107.13</text:p>
          </table:table-cell>
        </table:table-row>
        <table:table-row table:style-name="ro1">
          <table:table-cell office:value-type="string" calcext:value-type="string">
            <text:p>Trending Authors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00%</text:p>
          </table:table-cell>
          <table:table-cell office:value-type="float" office:value="239.04382" calcext:value-type="float">
            <text:p>239.04382</text:p>
          </table:table-cell>
          <table:table-cell office:value-type="float" office:value="78.44" calcext:value-type="float">
            <text:p>78.44</text:p>
          </table:table-cell>
          <table:table-cell office:value-type="float" office:value="110.65" calcext:value-type="float">
            <text:p>110.65</text:p>
          </table:table-cell>
        </table:table-row>
        <table:table-row table:style-name="ro1">
          <table:table-cell office:value-type="string" calcext:value-type="string">
            <text:p>Update book Data</text:p>
          </table:table-cell>
          <table:table-cell office:value-type="float" office:value="1500" calcext:value-type="float">
            <text:p>1500</text:p>
          </table:table-cell>
          <table:table-cell office:value-type="float" office:value="2251" calcext:value-type="float">
            <text:p>2251</text:p>
          </table:table-cell>
          <table:table-cell office:value-type="float" office:value="2230" calcext:value-type="float">
            <text:p>2230</text:p>
          </table:table-cell>
          <table:table-cell office:value-type="float" office:value="3571" calcext:value-type="float">
            <text:p>3571</text:p>
          </table:table-cell>
          <table:table-cell office:value-type="float" office:value="3692" calcext:value-type="float">
            <text:p>3692</text:p>
          </table:table-cell>
          <table:table-cell office:value-type="float" office:value="3793" calcext:value-type="float">
            <text:p>3793</text:p>
          </table:table-cell>
          <table:table-cell office:value-type="float" office:value="660" calcext:value-type="float">
            <text:p>660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0.000%</text:p>
          </table:table-cell>
          <table:table-cell office:value-type="float" office:value="216.57522" calcext:value-type="float">
            <text:p>216.57522</text:p>
          </table:table-cell>
          <table:table-cell office:value-type="float" office:value="100.67" calcext:value-type="float">
            <text:p>100.67</text:p>
          </table:table-cell>
          <table:table-cell office:value-type="float" office:value="111.67" calcext:value-type="float">
            <text:p>111.6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500" calcext:value-type="float">
            <text:p>16500</text:p>
          </table:table-cell>
          <table:table-cell office:value-type="float" office:value="10267" calcext:value-type="float">
            <text:p>10267</text:p>
          </table:table-cell>
          <table:table-cell office:value-type="float" office:value="1785" calcext:value-type="float">
            <text:p>1785</text:p>
          </table:table-cell>
          <table:table-cell office:value-type="float" office:value="45083" calcext:value-type="float">
            <text:p>45083</text:p>
          </table:table-cell>
          <table:table-cell office:value-type="float" office:value="71211" calcext:value-type="float">
            <text:p>71211</text:p>
          </table:table-cell>
          <table:table-cell office:value-type="float" office:value="92091" calcext:value-type="float">
            <text:p>92091</text:p>
          </table:table-cell>
          <table:table-cell office:value-type="float" office:value="8" calcext:value-type="float">
            <text:p>8</text:p>
          </table:table-cell>
          <table:table-cell office:value-type="float" office:value="99502" calcext:value-type="float">
            <text:p>99502</text:p>
          </table:table-cell>
          <table:table-cell office:value-type="string" calcext:value-type="string">
            <text:p>0.000%</text:p>
          </table:table-cell>
          <table:table-cell office:value-type="float" office:value="144.6252" calcext:value-type="float">
            <text:p>144.6252</text:p>
          </table:table-cell>
          <table:table-cell office:value-type="float" office:value="89.35" calcext:value-type="float">
            <text:p>89.35</text:p>
          </table:table-cell>
          <table:table-cell office:value-type="float" office:value="69.39" calcext:value-type="float">
            <text:p>69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9T16:24:35.677652376</dc:date>
    <meta:editing-duration>PT32M6S</meta:editing-duration>
    <meta:editing-cycles>1</meta:editing-cycles>
    <meta:document-statistic meta:table-count="1" meta:cell-count="169" meta:object-count="0"/>
  </office:meta>
</office:document-meta>
</file>